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5cm" draw:z-index="0"><draw:image xlink:href="../../odt/images/012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оманая статическая характеристик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349cm" draw:z-index="0"><draw:image xlink:href="../../odt/images/012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реализует преобразование вектора входных сигналов посредством </text:span><text:span text:style-name="T3">единой</text:span><text:span text:style-name="T2"> однозначной нелинейной статической характеристики произвольного вида, аппроксимируемой кусочно-ломаной кривой: </text:span></text:p>
            <text:p text:style-name="P4"><draw:frame draw:style-name="fr2" draw:name="graphics1" text:anchor-type="as-char" svg:width="2.54cm" svg:height="2.223cm" draw:z-index="0"><draw:image xlink:href="../../odt/images/0120_static.png" xlink:type="simple" xlink:show="embed" xlink:actuate="onLoad"/></draw:frame></text:p>
            <text:p text:style-name="P5">Если входной сигнал меньше<draw:frame draw:style-name="fr3" draw:name="Объект4" text:anchor-type="as-char" svg:width="0.63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или больше<draw:frame draw:style-name="fr3" draw:name="Объект5" text:anchor-type="as-char" svg:width="0.644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, то на выходе блока формируется соответствующая постоянная величина:</text:p>
            <text:p text:style-name="P4"><draw:frame draw:style-name="fr3" draw:name="Объект1" text:anchor-type="as-char" svg:width="5.791cm" svg:height="1.393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Text_20_body"><text:span text:style-name="T2">где</text:span><text:span text:style-name="T2"><draw:frame draw:style-name="fr3" draw:name="Объект2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вектор входных сигналов;</text:span><text:span text:style-name="T2"><draw:frame draw:style-name="fr3" draw:name="Объект3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вектор </text:span><text:span text:style-name="T4">выходных</text:span><text:span text:style-name="T2"> сигналов.</text:span></text:p>
            <text:p text:style-name="Text_20_body"><text:span text:style-name="T5">Свойства</text:span>:</text:p>
            <text:list xml:id="list2322692494794972098" text:style-name="L1">
              <text:list-item>
                <text:p text:style-name="P6"><text:span text:style-name="T2">Вектор значений аргумента – </text:span><text:span text:style-name="T2"><text:s/>массив аргументов </text:span><text:span text:style-name="T2"><draw:frame draw:style-name="fr3" draw:name="Object1" text:anchor-type="as-char" svg:width="0.644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. </text:span></text:p>
              </text:list-item>
              <text:list-item>
                <text:p text:style-name="P6">Вектор значений функции – массив значений выходного сигнала <draw:frame draw:style-name="fr3" draw:name="Object2" text:anchor-type="as-char" svg:width="0.667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</text:list>
            <text:p text:style-name="Text_20_body"><text:span text:style-name="T6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<text:span text:style-name="T7">Мультиплексор</text:span>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маная статическая характеристика</dc:title>
    <dc:date>2012-03-30T15:50:34.29</dc:date>
    <meta:generator>OpenOffice_Beta/4.1.0$Win32 OpenOffice.org_project/410m14$Build-9760</meta:generator>
    <meta:editing-duration>PT2H13M11S</meta:editing-duration>
    <meta:editing-cycles>67</meta:editing-cycles>
    <meta:document-statistic meta:table-count="1" meta:image-count="3" meta:object-count="7" meta:page-count="1" meta:paragraph-count="15" meta:word-count="91" meta:character-count="710"/>
  </office:meta>
</office:document-meta>
</file>

<file path=Object 1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n>1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i>n</mi>
                    </msub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>n</mi>
                      </msub>
                    </mrow>
                  </mrow>
                </mtd>
              </mtr>
            </mtable>
          </mrow>
        </mrow>
      </mrow>
    </mrow>
    <annotation encoding="StarMath 5.0">y_i(t) = left lbrace stack{
alignl y_1, ~ если ~ x_i(t) &lt; x_1 #
alignl y_n, ~ если ~ x_i(t) &gt; x_n 
}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6/content.xml><?xml version="1.0" encoding="utf-8"?>
<math xmlns="http://www.w3.org/1998/Math/MathML">
  <semantics>
    <mrow>
      <msub>
        <mi>x</mi>
        <mi>j</mi>
      </msub>
    </mrow>
    <annotation encoding="StarMath 5.0">x_j</annotation>
  </semantics>
</math>
</file>

<file path=Object 7/content.xml><?xml version="1.0" encoding="utf-8"?>
<math xmlns="http://www.w3.org/1998/Math/MathML">
  <semantics>
    <mrow>
      <msub>
        <mi>y</mi>
        <mi>j</mi>
      </msub>
    </mrow>
    <annotation encoding="StarMath 5.0">y_j</annotation>
  </semantics>
</math>
</file>